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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fo:font-size="16pt" style:font-size-asian="16pt" fo:language="de" fo:country="DE"/>
    </style:style>
    <style:style style:name="P2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3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4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5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6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7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8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9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10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11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12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13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4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15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6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17" style:parent-style-name="Listenabsatz" style:list-style-name="LFO2" style:family="paragraph">
      <style:paragraph-properties fo:margin-bottom="0in"/>
    </style:style>
    <style:style style:name="T1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19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0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21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2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23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4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25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26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7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28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9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0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31" style:parent-style-name="Listenabsatz" style:list-style-name="LFO2" style:family="paragraph">
      <style:paragraph-properties fo:margin-bottom="0in"/>
    </style:style>
    <style:style style:name="T32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33" style:parent-style-name="Listenabsatz" style:list-style-name="LFO2" style:family="paragraph">
      <style:paragraph-properties fo:margin-bottom="0in"/>
    </style:style>
    <style:style style:name="T34" style:parent-style-name="Absatz-Standardschriftart" style:family="text">
      <style:text-properties fo:font-size="12pt" style:font-size-asian="12pt" fo:language="de" fo:country="DE"/>
    </style:style>
    <style:style style:name="T3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36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37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8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39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40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41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42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43" style:parent-style-name="Listenabsatz" style:list-style-name="LFO2" style:family="paragraph">
      <style:paragraph-properties fo:margin-bottom="0in"/>
      <style:text-properties style:text-line-through-style="solid" style:text-line-through-width="auto" style:text-line-through-color="font-color" style:text-line-through-mode="continuous" style:text-line-through-type="single" fo:font-size="12pt" style:font-size-asian="12pt" fo:language="de" fo:country="DE"/>
    </style:style>
    <style:style style:name="P44" style:parent-style-name="Listenabsatz" style:list-style-name="LFO2" style:family="paragraph">
      <style:paragraph-properties fo:margin-bottom="0in"/>
      <style:text-properties style:font-name="Courier New" style:font-name-complex="Courier New" style:text-line-through-style="solid" style:text-line-through-width="auto" style:text-line-through-color="font-color" style:text-line-through-mode="continuous" style:text-line-through-type="single" fo:font-size="12pt" style:font-size-asian="12pt" fo:language="de" fo:country="DE"/>
    </style:style>
    <style:style style:name="P45" style:parent-style-name="Standard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46" style:parent-style-name="Standard" style:family="paragraph">
      <style:paragraph-properties fo:margin-bottom="0in"/>
      <style:text-properties style:font-name-complex="Calibri" fo:font-weight="bold" style:font-weight-asian="bold" fo:font-size="14pt" style:font-size-asian="14pt" fo:language="de" fo:country="DE"/>
    </style:style>
    <style:style style:name="P47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48" style:parent-style-name="Standard" style:family="paragraph">
      <style:paragraph-properties fo:margin-bottom="0in"/>
    </style:style>
    <style:style style:name="T49" style:parent-style-name="Absatz-Standardschriftart" style:family="text">
      <style:text-properties style:font-name-complex="Calibri" fo:font-size="12pt" style:font-size-asian="12pt" fo:language="de" fo:country="DE"/>
    </style:style>
    <style:style style:name="T5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1" style:parent-style-name="Absatz-Standardschriftart" style:family="text">
      <style:text-properties style:font-name-complex="Calibri" fo:font-size="12pt" style:font-size-asian="12pt" fo:language="de" fo:country="DE"/>
    </style:style>
    <style:style style:name="T52" style:parent-style-name="Absatz-Standardschriftart" style:family="text">
      <style:text-properties style:font-name-complex="Calibri" fo:font-size="12pt" style:font-size-asian="12pt" fo:language="de" fo:country="DE"/>
    </style:style>
    <style:style style:name="T5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4" style:parent-style-name="Absatz-Standardschriftart" style:family="text">
      <style:text-properties style:font-name-complex="Calibri" fo:font-size="12pt" style:font-size-asian="12pt" fo:language="de" fo:country="DE"/>
    </style:style>
    <style:style style:name="P55" style:parent-style-name="Standard" style:family="paragraph">
      <style:paragraph-properties fo:margin-bottom="0in"/>
    </style:style>
    <style:style style:name="T56" style:parent-style-name="Absatz-Standardschriftart" style:family="text">
      <style:text-properties style:font-name-complex="Calibri" fo:font-size="12pt" style:font-size-asian="12pt" fo:language="de" fo:country="DE"/>
    </style:style>
    <style:style style:name="T5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8" style:parent-style-name="Absatz-Standardschriftart" style:family="text">
      <style:text-properties style:font-name-complex="Calibri" fo:font-size="12pt" style:font-size-asian="12pt" fo:language="de" fo:country="DE"/>
    </style:style>
    <style:style style:name="T5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60" style:parent-style-name="Absatz-Standardschriftart" style:family="text">
      <style:text-properties style:font-name-complex="Calibri" fo:font-size="12pt" style:font-size-asian="12pt" fo:language="de" fo:country="DE"/>
    </style:style>
    <style:style style:name="P61" style:parent-style-name="Standard" style:family="paragraph">
      <style:paragraph-properties fo:margin-bottom="0in"/>
    </style:style>
    <style:style style:name="T62" style:parent-style-name="Absatz-Standardschriftart" style:family="text">
      <style:text-properties style:font-name-complex="Calibri" fo:font-size="12pt" style:font-size-asian="12pt" fo:language="de" fo:country="DE"/>
    </style:style>
    <style:style style:name="T63" style:parent-style-name="Absatz-Standardschriftart" style:family="text">
      <style:text-properties style:font-name-complex="Calibri" fo:font-size="12pt" style:font-size-asian="12pt" fo:language="de" fo:country="DE"/>
    </style:style>
    <style:style style:name="T64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65" style:parent-style-name="Absatz-Standardschriftart" style:family="text">
      <style:text-properties style:font-name-complex="Calibri" fo:font-size="12pt" style:font-size-asian="12pt" fo:language="de" fo:country="DE"/>
    </style:style>
    <style:style style:name="P66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67" style:parent-style-name="Standard" style:family="paragraph">
      <style:paragraph-properties fo:margin-bottom="0in"/>
    </style:style>
    <style:style style:name="T68" style:parent-style-name="Absatz-Standardschriftart" style:family="text">
      <style:text-properties style:font-name-complex="Calibri" fo:font-weight="bold" style:font-weight-asian="bold" fo:font-size="14pt" style:font-size-asian="14pt" fo:language="de" fo:country="DE"/>
    </style:style>
    <style:style style:name="T69" style:parent-style-name="Absatz-Standardschriftart" style:family="text">
      <style:text-properties style:font-name-complex="Calibri" fo:font-weight="bold" style:font-weight-asian="bold" fo:font-size="14pt" style:font-size-asian="14pt" fo:language="de" fo:country="DE"/>
    </style:style>
    <style:style style:name="P70" style:parent-style-name="Standard" style:family="paragraph">
      <style:paragraph-properties fo:margin-bottom="0in"/>
    </style:style>
    <style:style style:name="T71" style:parent-style-name="Absatz-Standardschriftart" style:family="text">
      <style:text-properties fo:font-size="12pt" style:font-size-asian="12pt"/>
    </style:style>
    <style:style style:name="T72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73" style:parent-style-name="Absatz-Standardschriftart" style:family="text">
      <style:text-properties style:font-name-complex="Calibri" fo:font-size="14pt" style:font-size-asian="14pt" fo:language="de" fo:country="DE"/>
    </style:style>
    <style:style style:name="T74" style:parent-style-name="Absatz-Standardschriftart" style:family="text">
      <style:text-properties fo:font-size="12pt" style:font-size-asian="12pt"/>
    </style:style>
    <style:style style:name="T7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76" style:parent-style-name="Absatz-Standardschriftart" style:family="text">
      <style:text-properties fo:font-size="12pt" style:font-size-asian="12pt"/>
    </style:style>
    <style:style style:name="T7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78" style:parent-style-name="Absatz-Standardschriftart" style:family="text">
      <style:text-properties fo:font-size="12pt" style:font-size-asian="12pt"/>
    </style:style>
    <style:style style:name="P79" style:parent-style-name="Standard" style:family="paragraph">
      <style:paragraph-properties fo:margin-bottom="0in"/>
    </style:style>
    <style:style style:name="T80" style:parent-style-name="Absatz-Standardschriftart" style:family="text">
      <style:text-properties fo:font-size="12pt" style:font-size-asian="12pt"/>
    </style:style>
    <style:style style:name="T81" style:parent-style-name="Absatz-Standardschriftart" style:family="text">
      <style:text-properties style:font-name="Courier New" style:font-name-complex="Courier New" fo:font-size="12pt" style:font-size-asian="12pt"/>
    </style:style>
    <style:style style:name="T82" style:parent-style-name="Absatz-Standardschriftart" style:family="text">
      <style:text-properties fo:font-size="12pt" style:font-size-asian="12pt"/>
    </style:style>
    <style:style style:name="P83" style:parent-style-name="Standard" style:family="paragraph">
      <style:paragraph-properties fo:margin-bottom="0in"/>
      <style:text-properties fo:font-size="12pt" style:font-size-asian="12pt"/>
    </style:style>
    <style:style style:name="P84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85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86" style:parent-style-name="Standard" style:family="paragraph">
      <style:paragraph-properties fo:margin-bottom="0in"/>
    </style:style>
    <style:style style:name="T87" style:parent-style-name="Absatz-Standardschriftart" style:family="text">
      <style:text-properties style:font-name-complex="Calibri" fo:font-size="12pt" style:font-size-asian="12pt" fo:language="de" fo:country="DE"/>
    </style:style>
    <style:style style:name="T8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89" style:parent-style-name="Absatz-Standardschriftart" style:family="text">
      <style:text-properties style:font-name-complex="Calibri" fo:font-size="12pt" style:font-size-asian="12pt" fo:language="de" fo:country="DE"/>
    </style:style>
    <style:style style:name="T90" style:parent-style-name="Absatz-Standardschriftart" style:family="text">
      <style:text-properties style:font-name-complex="Calibri" fo:font-size="12pt" style:font-size-asian="12pt" fo:language="de" fo:country="DE"/>
    </style:style>
    <style:style style:name="T91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92" style:parent-style-name="Absatz-Standardschriftart" style:family="text">
      <style:text-properties style:font-name-complex="Calibri" fo:font-size="12pt" style:font-size-asian="12pt" fo:language="de" fo:country="DE"/>
    </style:style>
    <style:style style:name="P93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94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95" style:parent-style-name="Standard" style:family="paragraph">
      <style:paragraph-properties fo:margin-bottom="0in"/>
    </style:style>
    <style:style style:name="T96" style:parent-style-name="Absatz-Standardschriftart" style:family="text">
      <style:text-properties style:font-name-complex="Calibri" fo:font-size="12pt" style:font-size-asian="12pt" fo:language="de" fo:country="DE"/>
    </style:style>
    <style:style style:name="T9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98" style:parent-style-name="Absatz-Standardschriftart" style:family="text">
      <style:text-properties style:font-name-complex="Calibri" fo:font-size="12pt" style:font-size-asian="12pt" fo:language="de" fo:country="DE"/>
    </style:style>
    <style:style style:name="T99" style:parent-style-name="Absatz-Standardschriftart" style:family="text">
      <style:text-properties fo:font-size="12pt" style:font-size-asian="12pt" fo:language="de" fo:country="DE"/>
    </style:style>
    <style:style style:name="T10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01" style:parent-style-name="Absatz-Standardschriftart" style:family="text">
      <style:text-properties style:font-name-complex="Calibri" fo:font-size="12pt" style:font-size-asian="12pt" fo:language="de" fo:country="DE"/>
    </style:style>
    <style:style style:name="P102" style:parent-style-name="Standard" style:family="paragraph">
      <style:paragraph-properties fo:margin-bottom="0in"/>
    </style:style>
    <style:style style:name="T103" style:parent-style-name="Absatz-Standardschriftart" style:family="text">
      <style:text-properties style:font-name-complex="Calibri" fo:font-size="12pt" style:font-size-asian="12pt" fo:language="de" fo:country="DE"/>
    </style:style>
    <style:style style:name="T104" style:parent-style-name="Absatz-Standardschriftart" style:family="text">
      <style:text-properties style:font-name-complex="Calibri" fo:font-size="12pt" style:font-size-asian="12pt" fo:language="de" fo:country="DE"/>
    </style:style>
    <style:style style:name="T10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06" style:parent-style-name="Absatz-Standardschriftart" style:family="text">
      <style:text-properties style:font-name-complex="Calibri" fo:font-size="12pt" style:font-size-asian="12pt" fo:language="de" fo:country="DE"/>
    </style:style>
    <style:style style:name="P107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08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09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110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11" style:parent-style-name="Standard" style:family="paragraph">
      <style:paragraph-properties fo:margin-bottom="0in"/>
    </style:style>
    <style:style style:name="T112" style:parent-style-name="Absatz-Standardschriftart" style:family="text">
      <style:text-properties style:font-name-complex="Calibri" fo:font-size="12pt" style:font-size-asian="12pt" fo:language="de" fo:country="DE"/>
    </style:style>
    <style:style style:name="T11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14" style:parent-style-name="Absatz-Standardschriftart" style:family="text">
      <style:text-properties style:font-name-complex="Calibri" fo:font-size="12pt" style:font-size-asian="12pt" fo:language="de" fo:country="DE"/>
    </style:style>
    <style:style style:name="T115" style:parent-style-name="Absatz-Standardschriftart" style:family="text">
      <style:text-properties style:font-name-complex="Calibri" fo:font-size="12pt" style:font-size-asian="12pt" fo:language="de" fo:country="DE"/>
    </style:style>
    <style:style style:name="T11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17" style:parent-style-name="Absatz-Standardschriftart" style:family="text">
      <style:text-properties style:font-name-complex="Calibri" fo:font-size="12pt" style:font-size-asian="12pt" fo:language="de" fo:country="DE"/>
    </style:style>
    <style:style style:name="P118" style:parent-style-name="Standard" style:family="paragraph">
      <style:paragraph-properties fo:margin-bottom="0in"/>
      <style:text-properties style:font-name="Times New Roman" fo:font-size="12pt" style:font-size-asian="12pt" fo:language="de" fo:country="DE"/>
    </style:style>
    <style:style style:name="P119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120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21" style:parent-style-name="Standard" style:family="paragraph">
      <style:paragraph-properties fo:margin-bottom="0in"/>
    </style:style>
    <style:style style:name="T122" style:parent-style-name="Absatz-Standardschriftart" style:family="text">
      <style:text-properties style:font-name-complex="Calibri" fo:font-size="12pt" style:font-size-asian="12pt" fo:language="de" fo:country="DE"/>
    </style:style>
    <style:style style:name="T12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24" style:parent-style-name="Absatz-Standardschriftart" style:family="text">
      <style:text-properties style:font-name-complex="Calibri" fo:font-size="12pt" style:font-size-asian="12pt" fo:language="de" fo:country="DE"/>
    </style:style>
    <style:style style:name="T12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26" style:parent-style-name="Absatz-Standardschriftart" style:family="text">
      <style:text-properties style:font-name-complex="Calibri" fo:font-size="12pt" style:font-size-asian="12pt" fo:language="de" fo:country="DE"/>
    </style:style>
    <style:style style:name="T127" style:parent-style-name="Absatz-Standardschriftart" style:family="text">
      <style:text-properties style:font-name-complex="Calibri" fo:font-size="12pt" style:font-size-asian="12pt" fo:language="de" fo:country="DE"/>
    </style:style>
    <style:style style:name="P128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TableColumn130" style:family="table-column">
      <style:table-column-properties style:column-width="3.3472in"/>
    </style:style>
    <style:style style:name="TableColumn131" style:family="table-column">
      <style:table-column-properties style:column-width="2.1659in"/>
    </style:style>
    <style:style style:name="TableColumn132" style:family="table-column">
      <style:table-column-properties style:column-width="2.1652in"/>
    </style:style>
    <style:style style:name="Table129" style:family="table">
      <style:table-properties style:width="7.6784in" fo:margin-left="-0.5944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7F7F7F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36" style:family="table-cell">
      <style:table-cell-properties fo:border="0.0069in solid #7F7F7F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38" style:family="table-cell">
      <style:table-cell-properties fo:border="0.0069in solid #7F7F7F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40" style:family="table-row">
      <style:table-row-properties/>
    </style:style>
    <style:style style:name="TableCell141" style:family="table-cell">
      <style:table-cell-properties fo:border="0.0069in solid #7F7F7F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43" style:family="table-cell">
      <style:table-cell-properties fo:border="0.0069in solid #7F7F7F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45" style:family="table-cell">
      <style:table-cell-properties fo:border="0.0069in solid #7F7F7F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47" style:family="table-row">
      <style:table-row-properties/>
    </style:style>
    <style:style style:name="TableCell148" style:family="table-cell">
      <style:table-cell-properties fo:border="0.0069in solid #7F7F7F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 fo:margin-bottom="0in" fo:line-height="100%"/>
    </style:style>
    <style:style style:name="T15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51" style:family="table-cell">
      <style:table-cell-properties fo:border="0.0069in solid #7F7F7F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53" style:family="table-cell">
      <style:table-cell-properties fo:border="0.0069in solid #7F7F7F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55" style:family="table-row">
      <style:table-row-properties/>
    </style:style>
    <style:style style:name="TableCell156" style:family="table-cell">
      <style:table-cell-properties fo:border="0.0069in solid #7F7F7F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bottom="0in" fo:line-height="100%"/>
    </style:style>
    <style:style style:name="T15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59" style:family="table-cell">
      <style:table-cell-properties fo:border="0.0069in solid #7F7F7F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61" style:family="table-cell">
      <style:table-cell-properties fo:border="0.0069in solid #7F7F7F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63" style:family="table-row">
      <style:table-row-properties/>
    </style:style>
    <style:style style:name="TableCell164" style:family="table-cell">
      <style:table-cell-properties fo:border="0.0069in solid #7F7F7F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margin-bottom="0in" fo:line-height="100%"/>
    </style:style>
    <style:style style:name="T16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67" style:family="table-cell">
      <style:table-cell-properties fo:border="0.0069in solid #7F7F7F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69" style:family="table-cell">
      <style:table-cell-properties fo:border="0.0069in solid #7F7F7F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71" style:family="table-row">
      <style:table-row-properties/>
    </style:style>
    <style:style style:name="TableCell172" style:family="table-cell">
      <style:table-cell-properties fo:border="0.0069in solid #7F7F7F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 fo:margin-bottom="0in" fo:line-height="100%"/>
    </style:style>
    <style:style style:name="T174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75" style:family="table-cell">
      <style:table-cell-properties fo:border="0.0069in solid #7F7F7F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77" style:family="table-cell">
      <style:table-cell-properties fo:border="0.0069in solid #7F7F7F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79" style:family="table-row">
      <style:table-row-properties/>
    </style:style>
    <style:style style:name="TableCell180" style:family="table-cell">
      <style:table-cell-properties fo:border="0.0069in solid #7F7F7F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 fo:margin-bottom="0in" fo:line-height="100%"/>
    </style:style>
    <style:style style:name="T182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83" style:family="table-cell">
      <style:table-cell-properties fo:border="0.0069in solid #7F7F7F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85" style:family="table-cell">
      <style:table-cell-properties fo:border="0.0069in solid #7F7F7F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87" style:family="table-row">
      <style:table-row-properties/>
    </style:style>
    <style:style style:name="TableCell188" style:family="table-cell">
      <style:table-cell-properties fo:border="0.0069in solid #7F7F7F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 fo:margin-bottom="0in" fo:line-height="100%"/>
    </style:style>
    <style:style style:name="T19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91" style:family="table-cell">
      <style:table-cell-properties fo:border="0.0069in solid #7F7F7F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93" style:family="table-cell">
      <style:table-cell-properties fo:border="0.0069in solid #7F7F7F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95" style:family="table-row">
      <style:table-row-properties/>
    </style:style>
    <style:style style:name="TableCell196" style:family="table-cell">
      <style:table-cell-properties fo:border="0.0069in solid #7F7F7F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 fo:margin-bottom="0in" fo:line-height="100%"/>
    </style:style>
    <style:style style:name="T19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99" style:family="table-cell">
      <style:table-cell-properties fo:border="0.0069in solid #7F7F7F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01" style:family="table-cell">
      <style:table-cell-properties fo:border="0.0069in solid #7F7F7F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03" style:family="table-row">
      <style:table-row-properties/>
    </style:style>
    <style:style style:name="TableCell204" style:family="table-cell">
      <style:table-cell-properties fo:border="0.0069in solid #7F7F7F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06" style:family="table-cell">
      <style:table-cell-properties fo:border="0.0069in solid #7F7F7F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08" style:family="table-cell">
      <style:table-cell-properties fo:border="0.0069in solid #7F7F7F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10" style:family="table-row">
      <style:table-row-properties/>
    </style:style>
    <style:style style:name="TableCell211" style:family="table-cell">
      <style:table-cell-properties fo:border="0.0069in solid #7F7F7F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13" style:family="table-cell">
      <style:table-cell-properties fo:border="0.0069in solid #7F7F7F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15" style:family="table-cell">
      <style:table-cell-properties fo:border="0.0069in solid #7F7F7F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17" style:family="table-row">
      <style:table-row-properties/>
    </style:style>
    <style:style style:name="TableCell218" style:family="table-cell">
      <style:table-cell-properties fo:border="0.0069in solid #7F7F7F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20" style:family="table-cell">
      <style:table-cell-properties fo:border="0.0069in solid #7F7F7F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22" style:family="table-cell">
      <style:table-cell-properties fo:border="0.0069in solid #7F7F7F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24" style:family="table-row">
      <style:table-row-properties/>
    </style:style>
    <style:style style:name="TableCell225" style:family="table-cell">
      <style:table-cell-properties fo:border="0.0069in solid #7F7F7F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 fo:margin-bottom="0in" fo:line-height="100%"/>
    </style:style>
    <style:style style:name="T22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28" style:family="table-cell">
      <style:table-cell-properties fo:border="0.0069in solid #7F7F7F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30" style:family="table-cell">
      <style:table-cell-properties fo:border="0.0069in solid #7F7F7F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32" style:family="table-row">
      <style:table-row-properties/>
    </style:style>
    <style:style style:name="TableCell233" style:family="table-cell">
      <style:table-cell-properties fo:border="0.0069in solid #7F7F7F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 fo:margin-bottom="0in" fo:line-height="100%"/>
    </style:style>
    <style:style style:name="T23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36" style:family="table-cell">
      <style:table-cell-properties fo:border="0.0069in solid #7F7F7F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38" style:family="table-cell">
      <style:table-cell-properties fo:border="0.0069in solid #7F7F7F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40" style:family="table-row">
      <style:table-row-properties/>
    </style:style>
    <style:style style:name="TableCell241" style:family="table-cell">
      <style:table-cell-properties fo:border="0.0069in solid #7F7F7F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 fo:margin-bottom="0in" fo:line-height="100%"/>
    </style:style>
    <style:style style:name="T24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44" style:family="table-cell">
      <style:table-cell-properties fo:border="0.0069in solid #7F7F7F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46" style:family="table-cell">
      <style:table-cell-properties fo:border="0.0069in solid #7F7F7F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48" style:family="table-row">
      <style:table-row-properties/>
    </style:style>
    <style:style style:name="TableCell249" style:family="table-cell">
      <style:table-cell-properties fo:border="0.0069in solid #7F7F7F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 fo:margin-bottom="0in" fo:line-height="100%"/>
    </style:style>
    <style:style style:name="T251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52" style:family="table-cell">
      <style:table-cell-properties fo:border="0.0069in solid #7F7F7F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54" style:family="table-cell">
      <style:table-cell-properties fo:border="0.0069in solid #7F7F7F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56" style:family="table-row">
      <style:table-row-properties/>
    </style:style>
    <style:style style:name="TableCell257" style:family="table-cell">
      <style:table-cell-properties fo:border="0.0069in solid #7F7F7F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</style:style>
    <style:style style:name="T25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60" style:family="table-cell">
      <style:table-cell-properties fo:border="0.0069in solid #7F7F7F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62" style:family="table-cell">
      <style:table-cell-properties fo:border="0.0069in solid #7F7F7F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64" style:family="table-row">
      <style:table-row-properties/>
    </style:style>
    <style:style style:name="TableCell265" style:family="table-cell">
      <style:table-cell-properties fo:border="0.0069in solid #7F7F7F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 fo:margin-bottom="0in" fo:line-height="100%"/>
    </style:style>
    <style:style style:name="T267" style:parent-style-name="Absatz-Standardschriftart" style:family="text">
      <style:text-properties fo:font-size="12pt" style:font-size-asian="12pt" fo:language="de" fo:country="DE"/>
    </style:style>
    <style:style style:name="T26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69" style:family="table-cell">
      <style:table-cell-properties fo:border="0.0069in solid #7F7F7F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71" style:family="table-cell">
      <style:table-cell-properties fo:border="0.0069in solid #7F7F7F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73" style:family="table-row">
      <style:table-row-properties/>
    </style:style>
    <style:style style:name="TableCell274" style:family="table-cell">
      <style:table-cell-properties fo:border="0.0069in solid #7F7F7F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 fo:margin-bottom="0in" fo:line-height="100%"/>
    </style:style>
    <style:style style:name="T27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77" style:family="table-cell">
      <style:table-cell-properties fo:border="0.0069in solid #7F7F7F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79" style:family="table-cell">
      <style:table-cell-properties fo:border="0.0069in solid #7F7F7F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81" style:family="table-row">
      <style:table-row-properties/>
    </style:style>
    <style:style style:name="TableCell282" style:family="table-cell">
      <style:table-cell-properties fo:border="0.0069in solid #7F7F7F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 fo:margin-bottom="0in" fo:line-height="100%"/>
    </style:style>
    <style:style style:name="T284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85" style:family="table-cell">
      <style:table-cell-properties fo:border="0.0069in solid #7F7F7F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87" style:family="table-cell">
      <style:table-cell-properties fo:border="0.0069in solid #7F7F7F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89" style:family="table-row">
      <style:table-row-properties/>
    </style:style>
    <style:style style:name="TableCell290" style:family="table-cell">
      <style:table-cell-properties fo:border="0.0069in solid #7F7F7F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92" style:family="table-cell">
      <style:table-cell-properties fo:border="0.0069in solid #7F7F7F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94" style:family="table-cell">
      <style:table-cell-properties fo:border="0.0069in solid #7F7F7F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96" style:family="table-row">
      <style:table-row-properties/>
    </style:style>
    <style:style style:name="TableCell297" style:family="table-cell">
      <style:table-cell-properties fo:border="0.0069in solid #7F7F7F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99" style:family="table-cell">
      <style:table-cell-properties fo:border="0.0069in solid #7F7F7F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01" style:family="table-cell">
      <style:table-cell-properties fo:border="0.0069in solid #7F7F7F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03" style:family="table-row">
      <style:table-row-properties/>
    </style:style>
    <style:style style:name="TableCell304" style:family="table-cell">
      <style:table-cell-properties fo:border="0.0069in solid #7F7F7F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06" style:family="table-cell">
      <style:table-cell-properties fo:border="0.0069in solid #7F7F7F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08" style:family="table-cell">
      <style:table-cell-properties fo:border="0.0069in solid #7F7F7F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10" style:family="table-row">
      <style:table-row-properties/>
    </style:style>
    <style:style style:name="TableCell311" style:family="table-cell">
      <style:table-cell-properties fo:border="0.0069in solid #7F7F7F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 fo:margin-bottom="0in" fo:line-height="100%"/>
    </style:style>
    <style:style style:name="T31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314" style:family="table-cell">
      <style:table-cell-properties fo:border="0.0069in solid #7F7F7F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16" style:family="table-cell">
      <style:table-cell-properties fo:border="0.0069in solid #7F7F7F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18" style:family="table-row">
      <style:table-row-properties/>
    </style:style>
    <style:style style:name="TableCell319" style:family="table-cell">
      <style:table-cell-properties fo:border="0.0069in solid #7F7F7F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center" fo:margin-bottom="0in" fo:line-height="100%"/>
    </style:style>
    <style:style style:name="T321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322" style:family="table-cell">
      <style:table-cell-properties fo:border="0.0069in solid #7F7F7F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24" style:family="table-cell">
      <style:table-cell-properties fo:border="0.0069in solid #7F7F7F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26" style:family="table-row">
      <style:table-row-properties/>
    </style:style>
    <style:style style:name="TableCell327" style:family="table-cell">
      <style:table-cell-properties fo:border="0.0069in solid #7F7F7F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 fo:margin-bottom="0in" fo:line-height="100%"/>
      <style:text-properties style:font-name="Courier New" style:font-name-complex="Courier New" fo:font-size="12pt" style:font-size-asian="12pt" fo:language="de" fo:country="DE"/>
    </style:style>
    <style:style style:name="P329" style:parent-style-name="Standard" style:family="paragraph">
      <style:paragraph-properties fo:text-align="center" fo:margin-bottom="0in" fo:line-height="100%"/>
    </style:style>
    <style:style style:name="T33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331" style:family="table-cell">
      <style:table-cell-properties fo:border="0.0069in solid #7F7F7F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33" style:family="table-cell">
      <style:table-cell-properties fo:border="0.0069in solid #7F7F7F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35" style:family="table-row">
      <style:table-row-properties/>
    </style:style>
    <style:style style:name="TableCell336" style:family="table-cell">
      <style:table-cell-properties fo:border="0.0069in solid #7F7F7F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center" fo:margin-bottom="0in" fo:line-height="100%"/>
      <style:text-properties style:font-name="Courier New" style:font-name-complex="Courier New" fo:font-size="12pt" style:font-size-asian="12pt" fo:language="de" fo:country="DE"/>
    </style:style>
    <style:style style:name="P338" style:parent-style-name="Standard" style:family="paragraph">
      <style:paragraph-properties fo:text-align="center" fo:margin-bottom="0in" fo:line-height="100%"/>
    </style:style>
    <style:style style:name="T33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340" style:family="table-cell">
      <style:table-cell-properties fo:border="0.0069in solid #7F7F7F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42" style:family="table-cell">
      <style:table-cell-properties fo:border="0.0069in solid #7F7F7F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44" style:family="table-row">
      <style:table-row-properties/>
    </style:style>
    <style:style style:name="TableCell345" style:family="table-cell">
      <style:table-cell-properties fo:border="0.0069in solid #7F7F7F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 fo:margin-bottom="0in" fo:line-height="100%"/>
    </style:style>
    <style:style style:name="T347" style:parent-style-name="Absatz-Standardschriftart" style:family="text">
      <style:text-properties style:font-name="Courier New" style:font-name-complex="Courier New" fo:font-size="12pt" style:font-size-asian="12pt"/>
    </style:style>
    <style:style style:name="TableCell348" style:family="table-cell">
      <style:table-cell-properties fo:border="0.0069in solid #7F7F7F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50" style:family="table-cell">
      <style:table-cell-properties fo:border="0.0069in solid #7F7F7F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52" style:family="table-row">
      <style:table-row-properties/>
    </style:style>
    <style:style style:name="TableCell353" style:family="table-cell">
      <style:table-cell-properties fo:border="0.0069in solid #7F7F7F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55" style:family="table-cell">
      <style:table-cell-properties fo:border="0.0069in solid #7F7F7F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57" style:family="table-cell">
      <style:table-cell-properties fo:border="0.0069in solid #7F7F7F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59" style:family="table-row">
      <style:table-row-properties/>
    </style:style>
    <style:style style:name="TableCell360" style:family="table-cell">
      <style:table-cell-properties fo:border="0.0069in solid #7F7F7F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62" style:family="table-cell">
      <style:table-cell-properties fo:border="0.0069in solid #7F7F7F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64" style:family="table-cell">
      <style:table-cell-properties fo:border="0.0069in solid #7F7F7F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P366" style:parent-style-name="Standard" style:family="paragraph">
      <style:paragraph-properties fo:margin-bottom="0in"/>
      <style:text-properties fo:font-size="12pt" style:font-size-asian="12pt"/>
    </style:style>
    <style:style style:name="P367" style:parent-style-name="Standard" style:family="paragraph">
      <style:paragraph-properties fo:margin-bottom="0in"/>
      <style:text-properties fo:font-size="12pt" style:font-size-asian="12pt"/>
    </style:style>
    <style:style style:name="P368" style:parent-style-name="Standard" style:family="paragraph">
      <style:paragraph-properties fo:margin-bottom="0in"/>
      <style:text-properties fo:font-size="12pt" style:font-size-asian="12pt"/>
    </style:style>
    <style:style style:name="P369" style:parent-style-name="Standard" style:family="paragraph">
      <style:paragraph-properties fo:margin-bottom="0in"/>
      <style:text-properties fo:font-size="12pt" style:font-size-asian="12pt"/>
    </style:style>
    <style:style style:name="P370" style:parent-style-name="Standard" style:family="paragraph">
      <style:paragraph-properties fo:margin-bottom="0in"/>
      <style:text-properties fo:font-size="12pt" style:font-size-asian="12pt"/>
    </style:style>
    <style:style style:name="P371" style:parent-style-name="Standard" style:family="paragraph">
      <style:paragraph-properties fo:margin-bottom="0in"/>
      <style:text-properties fo:font-size="12pt" style:font-size-asian="12pt"/>
    </style:style>
    <style:style style:name="P372" style:parent-style-name="Standard" style:family="paragraph">
      <style:paragraph-properties fo:margin-bottom="0in"/>
      <style:text-properties fo:font-size="12pt" style:font-size-asian="12pt"/>
    </style:style>
    <style:style style:name="P373" style:parent-style-name="Standard" style:family="paragraph">
      <style:paragraph-properties fo:margin-bottom="0in"/>
      <style:text-properties fo:font-size="12pt" style:font-size-asian="12pt"/>
    </style:style>
    <style:style style:name="P374" style:parent-style-name="Standard" style:family="paragraph">
      <style:paragraph-properties fo:margin-bottom="0in"/>
      <style:text-properties fo:font-size="12pt" style:font-size-asian="12pt"/>
    </style:style>
    <style:style style:name="P375" style:parent-style-name="Standard" style:family="paragraph">
      <style:paragraph-properties fo:margin-bottom="0in"/>
      <style:text-properties fo:font-size="12pt" style:font-size-asian="12pt"/>
    </style:style>
    <style:style style:name="P376" style:parent-style-name="Standard" style:family="paragraph">
      <style:paragraph-properties fo:margin-bottom="0in"/>
      <style:text-properties fo:font-size="12pt" style:font-size-asian="12pt"/>
    </style:style>
    <style:style style:name="P377" style:parent-style-name="Standard" style:family="paragraph">
      <style:paragraph-properties fo:margin-bottom="0in"/>
      <style:text-properties fo:font-size="12pt" style:font-size-asian="12pt"/>
    </style:style>
    <style:style style:name="P378" style:parent-style-name="Standard" style:family="paragraph">
      <style:paragraph-properties fo:margin-bottom="0in"/>
      <style:text-properties fo:font-size="12pt" style:font-size-asian="12pt"/>
    </style:style>
    <style:style style:name="P379" style:parent-style-name="Standard" style:family="paragraph">
      <style:paragraph-properties fo:margin-bottom="0in"/>
      <style:text-properties fo:font-size="12pt" style:font-size-asian="12pt"/>
    </style:style>
    <style:style style:name="P380" style:parent-style-name="Standard" style:family="paragraph">
      <style:paragraph-properties fo:margin-bottom="0in"/>
      <style:text-properties fo:font-size="12pt" style:font-size-asian="12pt"/>
    </style:style>
    <style:style style:name="P381" style:parent-style-name="Standard" style:family="paragraph">
      <style:paragraph-properties fo:margin-bottom="0in"/>
      <style:text-properties fo:font-size="12pt" style:font-size-asian="12pt"/>
    </style:style>
    <style:style style:name="P382" style:parent-style-name="Standard" style:family="paragraph">
      <style:paragraph-properties fo:margin-bottom="0in"/>
      <style:text-properties fo:font-size="12pt" style:font-size-asian="12pt"/>
    </style:style>
    <style:style style:name="P383" style:parent-style-name="Standard" style:family="paragraph">
      <style:paragraph-properties fo:margin-bottom="0in"/>
      <style:text-properties fo:font-size="12pt" style:font-size-asian="12pt"/>
    </style:style>
    <style:style style:name="P384" style:parent-style-name="Standard" style:family="paragraph">
      <style:paragraph-properties fo:margin-bottom="0in"/>
      <style:text-properties fo:font-size="12pt" style:font-size-asian="12pt"/>
    </style:style>
    <style:style style:name="P385" style:parent-style-name="Standard" style:family="paragraph">
      <style:paragraph-properties fo:margin-bottom="0in"/>
    </style:style>
    <style:style style:name="T386" style:parent-style-name="Absatz-Standardschriftart" style:family="text">
      <style:text-properties fo:font-size="12pt" style:font-size-asian="12pt"/>
    </style:style>
    <style:style style:name="T387" style:parent-style-name="Absatz-Standardschriftart" style:family="text">
      <style:text-properties fo:font-size="12pt" style:font-size-asian="12pt"/>
    </style:style>
  </office:automatic-styles>
  <office:body>
    <office:text text:use-soft-page-breaks="true">
      <text:p text:style-name="P1">Kommunikationsprotokoll</text:p>
      <text:p text:style-name="P2"/>
      <text:p text:style-name="P3">Verbinden beim „Starten“:</text:p>
      <text:list text:style-name="LFO1" text:continue-numbering="true">
        <text:list-item>
          <text:p text:style-name="P4">Beim Starten des Raspberry wird am Anfang des Programmes der Server in einem neuen Thread gestartet. Auch gestartet wird der<text:s/>Webserver.</text:p>
        </text:list-item>
        <text:list-item>
          <text:p text:style-name="P5">Wenn ein Fehler beim Starten der Server auftritt, wird eine Fehlermeldung ausgegeben, und anschließend versucht das Programm das automatisch erneut.<text:s/></text:p>
        </text:list-item>
        <text:list-item>
          <text:p text:style-name="P6">Anschließend wird eine Verbindung zwischen Raspberry und Website aufgebaut um Daten übertragen<text:s/>(diese Verbindung wird vor dem Herunterfahren des Raspberry beendet) zu können.</text:p>
        </text:list-item>
        <text:list-item>
          <text:p text:style-name="P7">Erst wenn dies erledigt ist, wird es möglich sein in der GUI etwas zu machen (Dialogfenster mit Ladeanzeige, blockiert Hauptfenster).<text:s/></text:p>
        </text:list-item>
      </text:list>
      <text:p text:style-name="P8"/>
      <text:p text:style-name="P9">Raspberry<text:s/>(Java-Programm als Server) und Webserver (Node.js-Programm als Client)<text:s/>laufen:</text:p>
      <text:list text:style-name="LFO2" text:continue-numbering="true">
        <text:list-item>
          <text:p text:style-name="P10">Raspberry<text:s/>(Server) bekommt von der Website (Client) eine Anfrage</text:p>
          <text:list text:continue-numbering="true">
            <text:list-item>
              <text:p text:style-name="P11">Mögliche Anfragen</text:p>
              <text:list text:continue-numbering="true">
                <text:list-item>
                  <text:p text:style-name="P12">Maschine aktivieren/deaktivieren</text:p>
                  <text:list text:continue-numbering="true">
                    <text:list-item>
                      <text:p text:style-name="P13">Maschine_aktivieren oder Maschine_deaktivieren</text:p>
                    </text:list-item>
                  </text:list>
                </text:list-item>
                <text:list-item>
                  <text:p text:style-name="P14">Raspberry updaten (neustarten)</text:p>
                  <text:list text:continue-numbering="true">
                    <text:list-item>
                      <text:p text:style-name="P15">Raspberry_update</text:p>
                    </text:list-item>
                  </text:list>
                </text:list-item>
                <text:list-item>
                  <text:p text:style-name="P16">Fütterungszeit anzeigen/ändern/hinzufügen</text:p>
                  <text:list text:continue-numbering="true">
                    <text:list-item>
                      <text:p text:style-name="P17"><text:span text:style-name="T18">Fuetterungszeit_anzeigen</text:span></text:p>
                    </text:list-item>
                    <text:list-item>
                      <text:p text:style-name="P19">Fuetterungszeit_bearbeiten</text:p>
                    </text:list-item>
                  </text:list>
                </text:list-item>
                <text:list-item>
                  <text:p text:style-name="P20">Maschinenzustand anzeigen (Positionen der Motoren)</text:p>
                  <text:list text:continue-numbering="true">
                    <text:list-item>
                      <text:p text:style-name="P21">Maschinenzustand_anzeigen<text:s/></text:p>
                    </text:list-item>
                  </text:list>
                </text:list-item>
                <text:list-item>
                  <text:p text:style-name="P22">Geräteinformationen anzeigen</text:p>
                  <text:list text:continue-numbering="true">
                    <text:list-item>
                      <text:p text:style-name="P23">Geräteinformation_anzeigen</text:p>
                    </text:list-item>
                  </text:list>
                </text:list-item>
              </text:list>
            </text:list-item>
            <text:list-item>
              <text:p text:style-name="P24">Mögliche Antworten</text:p>
              <text:list text:continue-numbering="true">
                <text:list-item>
                  <text:p text:style-name="P25">Maschine erfolgreich aktiviert/deaktiviert</text:p>
                  <text:list text:continue-numbering="true">
                    <text:list-item>
                      <text:p text:style-name="P26">Maschine_wurde_aktiviert oder Maschine_wurde_deaktiviert</text:p>
                    </text:list-item>
                  </text:list>
                </text:list-item>
                <text:list-item>
                  <text:p text:style-name="P27">Raspberry wird nun geupdatet (neugestartet)</text:p>
                  <text:list text:continue-numbering="true">
                    <text:list-item>
                      <text:p text:style-name="P28">Raspberry_wird_geupdatet</text:p>
                    </text:list-item>
                    <text:list-item>
                      <text:p text:style-name="P29">Raspberry_wurde_geupdatet</text:p>
                    </text:list-item>
                  </text:list>
                </text:list-item>
                <text:list-item>
                  <text:p text:style-name="P30">Fütterungszeit wurde geändert/hinzugefügt</text:p>
                  <text:list text:continue-numbering="true">
                    <text:list-item>
                      <text:p text:style-name="P31"><text:span text:style-name="T32">Fuetterungszeit_Daten</text:span></text:p>
                    </text:list-item>
                    <text:list-item>
                      <text:p text:style-name="P33"><text:span text:style-name="T34">F</text:span><text:span text:style-name="T35">uetterungszeit_wurde_bearbeitet</text:span></text:p>
                    </text:list-item>
                  </text:list>
                </text:list-item>
                <text:list-item>
                  <text:p text:style-name="P36">Maschinenzustand-Daten</text:p>
                  <text:list text:continue-numbering="true">
                    <text:list-item>
                      <text:p text:style-name="P37">Maschinenzustand_Daten</text:p>
                    </text:list-item>
                  </text:list>
                </text:list-item>
                <text:list-item>
                  <text:p text:style-name="P38">Geräteinformationen-Daten</text:p>
                  <text:list text:continue-numbering="true">
                    <text:list-item>
                      <text:p text:style-name="P39">Geräteinformationen_Daten</text:p>
                    </text:list-item>
                  </text:list>
                </text:list-item>
              </text:list>
            </text:list-item>
            <text:list-item>
              <text:p text:style-name="P40">Fehler: Je nach bekommener Anfrage und aufgetretenen Fehler wird eine andere Fehlermeldung zurückgeschickt Die folgenden Fehler werden bei allen Anfragen gleichbehandelt.<text:s/></text:p>
              <text:soft-page-break/>
              <text:list text:continue-numbering="true">
                <text:list-item>
                  <text:p text:style-name="P41">Erhaltenen Stream stimmt mit der Prüfsumme nicht überein: Bei diesem Fehler wird der Stream erneut gesendet</text:p>
                  <text:list text:continue-numbering="true">
                    <text:list-item>
                      <text:p text:style-name="P42">Prüfsumme_ungleich_Daten</text:p>
                    </text:list-item>
                  </text:list>
                </text:list-item>
                <text:list-item>
                  <text:p text:style-name="P43">Der erhaltene Stream entspricht keinen der bekannten Streams: Ein Fehler wird zurückgeschickt</text:p>
                  <text:list text:continue-numbering="true">
                    <text:list-item>
                      <text:p text:style-name="P44">Unbekannter_Stream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p text:style-name="P46">Maschine<text:s/>aktivieren oder deaktivieren</text:p>
      <text:p text:style-name="P47">Hiermit wird festgelegt ob die Maschine aktiv ist und die Fütterungen zu den ausgewählten Zeitpunkten durchführt oder nicht.</text:p>
      <text:p text:style-name="P48"><text:span text:style-name="T49">Wenn der Server vom Client<text:s/></text:span><text:span text:style-name="T50">Maschine_aktivieren</text:span><text:span text:style-name="T51"><text:s/>erhält, aktiviert er die Maschine und antwortet, wenn d</text:span><text:span text:style-name="T52">ie Maschine erfolgreich aktiviert wurde, mit<text:s/></text:span><text:span text:style-name="T53">Maschine_wurde_aktiviert</text:span><text:span text:style-name="T54">.<text:s/></text:span></text:p>
      <text:p text:style-name="P55"><text:span text:style-name="T56">Wenn der Server vom Client<text:s/></text:span><text:span text:style-name="T57">Maschine_deaktivieren</text:span><text:span text:style-name="T58"><text:s/>erhält, deaktiviert er die Maschine und antwortet, wenn die Maschine erfolgreich deaktiviert wurde, mit<text:s/></text:span><text:span text:style-name="T59">Maschine_wurde_deaktiviert</text:span><text:span text:style-name="T60">.<text:s/></text:span></text:p>
      <text:p text:style-name="P61"><text:span text:style-name="T62">Ei</text:span><text:span text:style-name="T63">n Fehler der auftreten kann ist, dass bei der Aktivierung oder Deaktivierung etwas nicht funktioniert. Falls so ein Fehler auftreten sollte wird dem Client<text:s/></text:span><text:span text:style-name="T64">Maschine_konnte_nicht_aktiviert_werden oder Maschine_konnte_nicht_deaktiviert_werden</text:span><text:span text:style-name="T65">.<text:s/></text:span></text:p>
      <text:p text:style-name="P66"/>
      <text:p text:style-name="P67"><text:span text:style-name="T68">Raspberry up</text:span><text:span text:style-name="T69">daten</text:span></text:p>
      <text:p text:style-name="P70"><text:span text:style-name="T71">Wenn der Server vom Client<text:s/></text:span><text:span text:style-name="T72">Raspberry_update</text:span><text:span text:style-name="T73"><text:s/></text:span><text:span text:style-name="T74">erhält, dann soll das Raspberry upgedatet werden. Um das Raspberry upzudaten muss es neugestartet werden. Wenn diese Nachricht korrekt erhalten wurde und der Updatevorgang eingeleitet wird, wird dem Client<text:s/></text:span><text:span text:style-name="T75">Raspberry_wird_geupdatet</text:span><text:span text:style-name="T76"><text:s/>geschickt. Anschließend wenn das Raspberry erfolgreich gestartet hat (also geupdatet hat) wird mit<text:s/></text:span><text:span text:style-name="T77">Raspberry_wurde_geupdatet</text:span><text:span text:style-name="T78"><text:s/>geantwortet.<text:s/></text:span></text:p>
      <text:p text:style-name="P79"><text:span text:style-name="T80">Wenn beim Updaten ein Fehler auftritt wird dem Client<text:s/></text:span><text:span text:style-name="T81">Update_fehlgeschlagen</text:span><text:span text:style-name="T82"><text:s/>gesendet.</text:span></text:p>
      <text:p text:style-name="P83"/>
      <text:p text:style-name="P84">Fütterungszeit anzeigen/ändern/hinzufügen</text:p>
      <text:p text:style-name="P85">Wenn der Nutzer die momentan eingestellten Zeiten sehen will (den Menüpunkt Fütterungszeiten öffnet), müssen die eingestellten Zeiten übermittelt werden.<text:s/></text:p>
      <text:p text:style-name="P86"><text:span text:style-name="T87">Hierbei wird vom Client<text:s/></text:span><text:span text:style-name="T88">Fuetterungszeit_anzeigen</text:span><text:span text:style-name="T89"><text:s/>an den Server g</text:span><text:span text:style-name="T90">esendet. Darauf antwortet der Server mit<text:s/></text:span><text:span text:style-name="T91">Fuetterungszeit_&lt;Zeiten&gt;</text:span><text:span text:style-name="T92">, wobei an die Antwort die Daten/Zeiten angehängt werden (&lt;Zeiten&gt; Platzhalter für die eingestellten Zeiten).<text:s/></text:span></text:p>
      <text:p text:style-name="P93"/>
      <text:p text:style-name="P94">Auf der Website wird eine Fütterungszeit geändert und anschließend auf speichern gedrückt.<text:s/></text:p>
      <text:p text:style-name="P95"><text:span text:style-name="T96">Sobald speichern gedrückt wurde, wird vom Client<text:s/></text:span><text:span text:style-name="T97">Fuetterungszeit_bearbeiten</text:span><text:span text:style-name="T98"><text:s/>an den Server geschickt. Wenn die Zeiten erfolgreich geändert und am Raspberry abgespeichert sind wird mit<text:s/></text:span><text:span text:style-name="T99">F</text:span><text:span text:style-name="T100">uetterungszeit_wurde_bearbeitet geantwortet.</text:span><text:span text:style-name="T101"><text:s/></text:span></text:p>
      <text:p text:style-name="P102"><text:span text:style-name="T103">Ob die eigege</text:span><text:span text:style-name="T104">bene Zeit zulässig ist wird direkt auf der Website überprüft.<text:s/></text:span><text:span text:style-name="T105"><text:s/></text:span><text:span text:style-name="T106"><text:s/></text:span></text:p>
      <text:p text:style-name="P107"/>
      <text:p text:style-name="P108"/>
      <text:soft-page-break/>
      <text:p text:style-name="P109">Maschinenzustand anzeigen</text:p>
      <text:p text:style-name="P110">Wenn der Nutzer den Maschinenzustand einsehen will müssen die IST-Daten der Maschine übermittelt werden.<text:s/></text:p>
      <text:p text:style-name="P111"><text:span text:style-name="T112">Hierbei wird vom Client<text:s/></text:span><text:span text:style-name="T113">Maschinenzustand_anzeigen</text:span><text:span text:style-name="T114"><text:s/>an den<text:s/></text:span><text:span text:style-name="T115">Server gesendet. Darauf antwortet der Server mit<text:s/></text:span><text:span text:style-name="T116">Maschinenzustand_Daten_&lt;Daten&gt;</text:span><text:span text:style-name="T117">, wobei an die Antwort die Daten angehängt werden (&lt;Daten&gt; Platzhalter für die aktuellen Daten).<text:s/></text:span></text:p>
      <text:p text:style-name="P118"/>
      <text:p text:style-name="P119">Geräteinformation anzeigen<text:s/></text:p>
      <text:p text:style-name="P120">Wenn der Nutzer die Geräteinformationen einsehen<text:s/>will müssen die IST-Daten der Maschine übermittelt werden.</text:p>
      <text:p text:style-name="P121"><text:span text:style-name="T122">Hierbei wird vom Client<text:s/></text:span><text:span text:style-name="T123">Geräteinformationen_anzeigen</text:span><text:span text:style-name="T124"><text:s/>an den Server gesendet. Darauf antwortet der Server mit<text:s/></text:span><text:span text:style-name="T125">Geräteinformationen_Daten_&lt;Daten&gt;</text:span><text:span text:style-name="T126">, wobei an die Antwort die Daten angehängt werden (&lt;Dat</text:span><text:span text:style-name="T127">en&gt; Platzhalter für die aktuellen Daten).<text:s/></text:span></text:p>
      <text:p text:style-name="P128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Anfrage</text:p>
          </table:table-cell>
          <table:table-cell table:style-name="TableCell136">
            <text:p text:style-name="P137">Deutsch (kurz)</text:p>
          </table:table-cell>
          <table:table-cell table:style-name="TableCell138">
            <text:p text:style-name="P139">Englisch (kurz)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<text:span text:style-name="T150">Maschine_aktivieren</text:span></text:p>
          </table:table-cell>
          <table:table-cell table:style-name="TableCell151">
            <text:p text:style-name="P152">m_ein</text:p>
          </table:table-cell>
          <table:table-cell table:style-name="TableCell153">
            <text:p text:style-name="P154">m_on</text:p>
          </table:table-cell>
        </table:table-row>
        <table:table-row table:style-name="TableRow155">
          <table:table-cell table:style-name="TableCell156">
            <text:p text:style-name="P157"><text:span text:style-name="T158">Maschine_deaktivieren</text:span></text:p>
          </table:table-cell>
          <table:table-cell table:style-name="TableCell159">
            <text:p text:style-name="P160">m_aus</text:p>
          </table:table-cell>
          <table:table-cell table:style-name="TableCell161">
            <text:p text:style-name="P162">m_off</text:p>
          </table:table-cell>
        </table:table-row>
        <table:table-row table:style-name="TableRow163">
          <table:table-cell table:style-name="TableCell164">
            <text:p text:style-name="P165"><text:span text:style-name="T166">Raspberry_update</text:span></text:p>
          </table:table-cell>
          <table:table-cell table:style-name="TableCell167">
            <text:p text:style-name="P168">rasp_update</text:p>
          </table:table-cell>
          <table:table-cell table:style-name="TableCell169">
            <text:p text:style-name="P170">rasp_update</text:p>
          </table:table-cell>
        </table:table-row>
        <table:table-row table:style-name="TableRow171">
          <table:table-cell table:style-name="TableCell172">
            <text:p text:style-name="P173"><text:span text:style-name="T174">Fuetterungszeit_anzeigen</text:span></text:p>
          </table:table-cell>
          <table:table-cell table:style-name="TableCell175">
            <text:p text:style-name="P176">zeiten_anzeigen</text:p>
          </table:table-cell>
          <table:table-cell table:style-name="TableCell177">
            <text:p text:style-name="P178">times_show</text:p>
          </table:table-cell>
        </table:table-row>
        <table:table-row table:style-name="TableRow179">
          <table:table-cell table:style-name="TableCell180">
            <text:p text:style-name="P181"><text:span text:style-name="T182">Fuetterungszeit_bearbeiten</text:span></text:p>
          </table:table-cell>
          <table:table-cell table:style-name="TableCell183">
            <text:p text:style-name="P184">zeiten_bearbeiten</text:p>
          </table:table-cell>
          <table:table-cell table:style-name="TableCell185">
            <text:p text:style-name="P186">times_edit</text:p>
          </table:table-cell>
        </table:table-row>
        <table:table-row table:style-name="TableRow187">
          <table:table-cell table:style-name="TableCell188">
            <text:p text:style-name="P189"><text:span text:style-name="T190">Maschinenzustand_anzeigen</text:span></text:p>
          </table:table-cell>
          <table:table-cell table:style-name="TableCell191">
            <text:p text:style-name="P192">m_anzeigen</text:p>
          </table:table-cell>
          <table:table-cell table:style-name="TableCell193">
            <text:p text:style-name="P194">m_show</text:p>
          </table:table-cell>
        </table:table-row>
        <table:table-row table:style-name="TableRow195">
          <table:table-cell table:style-name="TableCell196">
            <text:p text:style-name="P197"><text:span text:style-name="T198">Geräteinformation_anzeigen</text:span></text:p>
          </table:table-cell>
          <table:table-cell table:style-name="TableCell199">
            <text:p text:style-name="P200">g-info_anzeigen</text:p>
          </table:table-cell>
          <table:table-cell table:style-name="TableCell201">
            <text:p text:style-name="P202">g-info_show</text:p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Antwort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<text:span text:style-name="T227">Maschine_wurde_aktiviert</text:span></text:p>
          </table:table-cell>
          <table:table-cell table:style-name="TableCell228">
            <text:p text:style-name="P229">m_ist_ein</text:p>
          </table:table-cell>
          <table:table-cell table:style-name="TableCell230">
            <text:p text:style-name="P231">m_set_on</text:p>
          </table:table-cell>
        </table:table-row>
        <table:table-row table:style-name="TableRow232">
          <table:table-cell table:style-name="TableCell233">
            <text:p text:style-name="P234"><text:span text:style-name="T235">Maschine_wurde_deaktiviert</text:span></text:p>
          </table:table-cell>
          <table:table-cell table:style-name="TableCell236">
            <text:p text:style-name="P237">m_ist_aus</text:p>
          </table:table-cell>
          <table:table-cell table:style-name="TableCell238">
            <text:p text:style-name="P239">m_set_offf</text:p>
          </table:table-cell>
        </table:table-row>
        <table:table-row table:style-name="TableRow240">
          <table:table-cell table:style-name="TableCell241">
            <text:p text:style-name="P242"><text:span text:style-name="T243">Raspberry_wird_geupdatet</text:span></text:p>
          </table:table-cell>
          <table:table-cell table:style-name="TableCell244">
            <text:p text:style-name="P245">rasp_updating</text:p>
          </table:table-cell>
          <table:table-cell table:style-name="TableCell246">
            <text:p text:style-name="P247">rasp_updating</text:p>
          </table:table-cell>
        </table:table-row>
        <table:table-row table:style-name="TableRow248">
          <table:table-cell table:style-name="TableCell249">
            <text:p text:style-name="P250"><text:span text:style-name="T251">Raspberry_wurde_geupdatet</text:span></text:p>
          </table:table-cell>
          <table:table-cell table:style-name="TableCell252">
            <text:p text:style-name="P253">rasp_updated</text:p>
          </table:table-cell>
          <table:table-cell table:style-name="TableCell254">
            <text:p text:style-name="P255">rasp_updated</text:p>
          </table:table-cell>
        </table:table-row>
        <table:table-row table:style-name="TableRow256">
          <table:table-cell table:style-name="TableCell257">
            <text:p text:style-name="P258"><text:span text:style-name="T259">Fuetterungszeit_Daten</text:span></text:p>
          </table:table-cell>
          <table:table-cell table:style-name="TableCell260">
            <text:p text:style-name="P261">zeiten_daten</text:p>
          </table:table-cell>
          <table:table-cell table:style-name="TableCell262">
            <text:p text:style-name="P263">time_data</text:p>
          </table:table-cell>
        </table:table-row>
        <table:table-row table:style-name="TableRow264">
          <table:table-cell table:style-name="TableCell265">
            <text:p text:style-name="P266"><text:span text:style-name="T267">F</text:span><text:span text:style-name="T268">uetterungszeit_wurde_bearbeitet</text:span></text:p>
          </table:table-cell>
          <table:table-cell table:style-name="TableCell269">
            <text:p text:style-name="P270">zeiten_bearbeitet</text:p>
          </table:table-cell>
          <table:table-cell table:style-name="TableCell271">
            <text:p text:style-name="P272">time_edited</text:p>
          </table:table-cell>
        </table:table-row>
        <table:table-row table:style-name="TableRow273">
          <table:table-cell table:style-name="TableCell274">
            <text:p text:style-name="P275"><text:span text:style-name="T276">Maschinenzustand_Daten</text:span></text:p>
          </table:table-cell>
          <table:table-cell table:style-name="TableCell277">
            <text:p text:style-name="P278">m_daten</text:p>
          </table:table-cell>
          <table:table-cell table:style-name="TableCell279">
            <text:p text:style-name="P280">m_data</text:p>
          </table:table-cell>
        </table:table-row>
        <table:table-row table:style-name="TableRow281">
          <table:table-cell table:style-name="TableCell282">
            <text:p text:style-name="P283"><text:span text:style-name="T284">Geräteinformationen_Daten</text:span></text:p>
          </table:table-cell>
          <table:table-cell table:style-name="TableCell285">
            <text:p text:style-name="P286">g-info_daten</text:p>
          </table:table-cell>
          <table:table-cell table:style-name="TableCell287">
            <text:p text:style-name="P288">g-info_data</text:p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Fehler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<text:span text:style-name="T313">Prüfsumme_ungleich_Daten</text:span></text:p>
          </table:table-cell>
          <table:table-cell table:style-name="TableCell314">
            <text:p text:style-name="P315">prüf_fehler</text:p>
          </table:table-cell>
          <table:table-cell table:style-name="TableCell316">
            <text:p text:style-name="P317">sum_error</text:p>
          </table:table-cell>
        </table:table-row>
        <table:table-row table:style-name="TableRow318">
          <table:table-cell table:style-name="TableCell319">
            <text:p text:style-name="P320"><text:span text:style-name="T321">Unbekannter_Stream</text:span></text:p>
          </table:table-cell>
          <table:table-cell table:style-name="TableCell322">
            <text:p text:style-name="P323">unbekannter_stream</text:p>
          </table:table-cell>
          <table:table-cell table:style-name="TableCell324">
            <text:p text:style-name="P325">invalid_stream</text:p>
          </table:table-cell>
        </table:table-row>
        <table:table-row table:style-name="TableRow326">
          <table:table-cell table:style-name="TableCell327">
            <text:p text:style-name="P328">Maschine_konnte_nicht</text:p>
            <text:p text:style-name="P329"><text:span text:style-name="T330">_aktiviert_werden</text:span></text:p>
          </table:table-cell>
          <table:table-cell table:style-name="TableCell331">
            <text:p text:style-name="P332">m_fehler_ein</text:p>
          </table:table-cell>
          <table:table-cell table:style-name="TableCell333">
            <text:p text:style-name="P334">m_error_on</text:p>
          </table:table-cell>
        </table:table-row>
        <table:table-row table:style-name="TableRow335">
          <table:table-cell table:style-name="TableCell336">
            <text:p text:style-name="P337">Maschine_konnte_nicht</text:p>
            <text:p text:style-name="P338"><text:span text:style-name="T339">_deaktiviert_werden</text:span></text:p>
          </table:table-cell>
          <table:table-cell table:style-name="TableCell340">
            <text:p text:style-name="P341">m_fehler_aus</text:p>
          </table:table-cell>
          <table:table-cell table:style-name="TableCell342">
            <text:p text:style-name="P343">m_error_off</text:p>
          </table:table-cell>
        </table:table-row>
        <table:table-row table:style-name="TableRow344">
          <table:table-cell table:style-name="TableCell345">
            <text:p text:style-name="P346"><text:span text:style-name="T347">Update_fehlgeschlagen</text:span></text:p>
          </table:table-cell>
          <table:table-cell table:style-name="TableCell348">
            <text:p text:style-name="P349">update_fehler</text:p>
          </table:table-cell>
          <table:table-cell table:style-name="TableCell350">
            <text:p text:style-name="P351">update_error</text:p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</table:table>
      <text:p text:style-name="P366"/>
      <text:soft-page-break/>
      <text:p text:style-name="P367">TCP/IP erneut senden falls Daten nicht ankommen ???</text:p>
      <text:p text:style-name="P368"/>
      <text:p text:style-name="P369"/>
      <text:p text:style-name="P370">Anfragen nur vom eigenen Gerät und nicht von außen – Sicherheit</text:p>
      <text:p text:style-name="P371"/>
      <text:p text:style-name="P372">Json Dateien verwenden</text:p>
      <text:p text:style-name="P373"/>
      <text:p text:style-name="P374">Zu ergänzen: ID, Zeichen zum Erkennen ob die Anfrage/Antwort zu Ende ist, Telegramm mit ID, Können mehr Anfragen auf einmal ankommen?, Timings – was passiert wenn ich keine Antwort bekomme/ falsche Antwort -&gt; Fehlerbehandlung,<text:s/>Codierung – Beispiele – nicht nur textuell erklären</text:p>
      <text:p text:style-name="P375"/>
      <text:p text:style-name="P376">Testserver<text:s/></text:p>
      <text:p text:style-name="P377"/>
      <text:p text:style-name="P378">Logging: Fehlerdetails, Ausgeben in die Konsole, Fehler in Datei schreiben in Datei schreiben mit Zeitstempel, Logger-Level (fine, all, info, warning, …)<text:s/></text:p>
      <text:p text:style-name="P379"/>
      <text:p text:style-name="P380"/>
      <text:p text:style-name="P381">Daten speichern (wenig Information) -&gt; Datei … Fehlertolerant -&gt; Datei fehlt -&gt; Standardwerte und Logmeldung und Nutzer bekannt geben</text:p>
      <text:p text:style-name="P382"/>
      <text:p text:style-name="P383">Was wird gemacht wenn Programm sich durch einen Fehler schließt. Programm funktioniert nicht mehr -&gt; Webserverkommunikation funktioniert nicht mehr -&gt; Raspberry neu starten. Fehler beendet das Programm, wie wird das Programm sofort wieder neu gestartet?!? Rückgabewert des Programms beachten. System.exit(0) -&gt; Rückgabewert ist 0 -&gt; Programm wird beendet. Rückgabewert ungleich 0, paar Sekunden warten und dann neu starten</text:p>
      <text:p text:style-name="P384"/>
      <text:p text:style-name="P385"><text:span text:style-name="T386">Shutdown-Hook fällt grundsätzlich weg da von außen keine Beendigungsverfahren kommen kann.<text:s/></text:span><text:span text:style-name="T387">Ist aber dafür, dass wenn Programm in der Konsole mit STR C beendet wird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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Harrer</meta:initial-creator>
    <dc:creator>Florian Harrer</dc:creator>
    <meta:creation-date>2017-10-27T15:00:00Z</meta:creation-date>
    <dc:date>2017-11-10T13:51:00Z</dc:date>
    <meta:template xlink:href="Normal.dotm" xlink:type="simple"/>
    <meta:editing-cycles>31</meta:editing-cycles>
    <meta:editing-duration>PT0S</meta:editing-duration>
    <meta:document-statistic meta:page-count="4" meta:paragraph-count="14" meta:word-count="998" meta:character-count="7273" meta:row-count="52" meta:non-whitespace-character-count="6289"/>
  </office:meta>
</office:document-meta>
</file>